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57.22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18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1.25pt solid #000000" fo:border-left="none" fo:border-right="none" fo:border-top="none"/>
    </style:style>
    <style:style style:name="ce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25pt solid #000000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order-bottom="none" fo:border-left="none" fo:border-right="1.25pt solid #000000" fo:border-top="none"/>
    </style:style>
    <style:style style:name="ce13" style:family="table-cell" style:parent-style-name="Default">
      <style:table-cell-properties fo:border-bottom="none" fo:border-left="none" fo:border-right="1.25pt solid #000000" fo:border-top="none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3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default-cell-style-name="ce8"/>
        <table:table-column table:style-name="co5" table:number-columns-repeated="3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default-cell-style-name="Default"/>
        <table:table-column table:style-name="co5" table:default-cell-style-name="ce8"/>
        <table:table-column table:style-name="co5" table:number-columns-repeated="2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5" table:number-columns-repeated="4" table:default-cell-style-name="Default"/>
        <table:table-column table:style-name="co5" table:default-cell-style-name="ce8"/>
        <table:table-column table:style-name="co6" table:default-cell-style-name="ce13"/>
        <table:table-column table:style-name="co7" table:number-columns-repeated="84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4" office:value-type="string" calcext:value-type="string">
            <text:p>IntersectionName</text:p>
          </table:table-cell>
          <table:table-cell table:style-name="ce9" office:value-type="string" calcext:value-type="string">
            <text:p>LHD/RHD expected slowdown</text:p>
          </table:table-cell>
          <table:table-cell table:style-name="ce9" office:value-type="string" calcext:value-type="string">
            <text:p>Author</text:p>
          </table:table-cell>
          <table:table-cell table:style-name="ce9" office:value-type="string" calcext:value-type="string">
            <text:p>Factorio Version</text:p>
          </table:table-cell>
          <table:table-cell table:style-name="ce10" office:value-type="string" calcext:value-type="string">
            <text:p>Testbench Version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L1])" office:value-type="float" office:value="2" calcext:value-type="float">
            <text:p>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R1])" office:value-type="float" office:value="3" calcext:value-type="float">
            <text:p>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X1])" office:value-type="float" office:value="4" calcext:value-type="float">
            <text:p>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D1])" office:value-type="float" office:value="5" calcext:value-type="float">
            <text:p>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J1])" office:value-type="float" office:value="6" calcext:value-type="float">
            <text:p>6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P1])" office:value-type="float" office:value="7" calcext:value-type="float">
            <text:p>7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AV1])" office:value-type="float" office:value="8" calcext:value-type="float">
            <text:p>8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B1])" office:value-type="float" office:value="9" calcext:value-type="float">
            <text:p>9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H1])" office:value-type="float" office:value="10" calcext:value-type="float">
            <text:p>10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N1])" office:value-type="float" office:value="11" calcext:value-type="float">
            <text:p>1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T1])" office:value-type="float" office:value="12" calcext:value-type="float">
            <text:p>1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BZ1])" office:value-type="float" office:value="13" calcext:value-type="float">
            <text:p>1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F1])" office:value-type="float" office:value="14" calcext:value-type="float">
            <text:p>1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L1])" office:value-type="float" office:value="15" calcext:value-type="float">
            <text:p>1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R1])" office:value-type="float" office:value="16" calcext:value-type="float">
            <text:p>16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CX1])" office:value-type="float" office:value="17" calcext:value-type="float">
            <text:p>17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D1])" office:value-type="float" office:value="18" calcext:value-type="float">
            <text:p>18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J1])" office:value-type="float" office:value="19" calcext:value-type="float">
            <text:p>19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P1])" office:value-type="float" office:value="20" calcext:value-type="float">
            <text:p>20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DV1])" office:value-type="float" office:value="21" calcext:value-type="float">
            <text:p>21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B1])" office:value-type="float" office:value="22" calcext:value-type="float">
            <text:p>22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H1])" office:value-type="float" office:value="23" calcext:value-type="float">
            <text:p>23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N1])" office:value-type="float" office:value="24" calcext:value-type="float">
            <text:p>24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T1])" office:value-type="float" office:value="25" calcext:value-type="float">
            <text:p>25</text:p>
          </table:table-cell>
          <table:table-cell table:style-name="ce14" office:value-type="string" calcext:value-type="string" table:number-columns-spanned="5" table:number-rows-spanned="1">
            <text:p>Test Run</text:p>
          </table:table-cell>
          <table:covered-table-cell table:style-name="ce9"/>
          <table:covered-table-cell table:number-columns-repeated="3"/>
          <table:table-cell table:style-name="ce15" table:formula="of:=SUM(1;[.EZ1])" office:value-type="float" office:value="26" calcext:value-type="float">
            <text:p>26</text:p>
          </table:table-cell>
          <table:table-cell table:number-columns-repeated="849"/>
        </table:table-row>
        <table:table-row table:style-name="ro2">
          <table:table-cell table:style-name="ce2"/>
          <table:table-cell table:style-name="ce5" table:number-columns-repeated="3"/>
          <table:table-cell table:style-name="ce2"/>
          <table:table-cell table:style-name="ce11"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1" office:value-type="string" calcext:value-type="string">
            <text:p>Version</text:p>
          </table:table-cell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5"/>
          <table:table-cell table:style-name="ce11"/>
          <table:table-cell table:style-name="ce5" table:number-columns-repeated="849"/>
        </table:table-row>
        <table:table-row table:style-name="ro2">
          <table:table-cell table:style-name="ce3" office:value-type="string" calcext:value-type="string">
            <text:p>8-lane A</text:p>
          </table:table-cell>
          <table:table-cell table:style-name="ce6" office:value-type="string" calcext:value-type="string">
            <text:p>Multi-cross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1.2</text:p>
          </table:table-cell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849"/>
        </table:table-row>
        <table:table-row table:style-name="ro2">
          <table:table-cell table:style-name="ce3"/>
          <table:table-cell table:style-name="ce6" office:value-type="string" calcext:value-type="string">
            <text:p>Flower MK3 </text:p>
          </table:table-cell>
          <table:table-cell table:number-columns-repeated="3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3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Compact 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quare twister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8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8-lane D</text:p>
          </table:table-cell>
          <table:table-cell table:style-name="ce6" office:value-type="string" calcext:value-type="string">
            <text:p>Reverse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6-lane</text:p>
          </table:table-cell>
          <table:table-cell table:style-name="ce6" office:value-type="string" calcext:value-type="string">
            <text:p>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4-lane A</text:p>
          </table:table-cell>
          <table:table-cell table:style-name="ce6" office:value-type="string" calcext:value-type="string">
            <text:p>Multi-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lower MK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low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emi-cross 8-ca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lternating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Tradition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resh cross MK2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witching Christma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avy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impl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dapted wide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4-lane B</text:p>
          </table:table-cell>
          <table:table-cell table:style-name="ce6" office:value-type="string" calcext:value-type="string">
            <text:p>Spir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arenthese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ew Gauge Interchange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4-lane C</text:p>
          </table:table-cell>
          <table:table-cell table:style-name="ce6" office:value-type="string" calcext:value-type="string">
            <text:p>Almost squareabout OC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Almost squar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square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4-lane D</text:p>
          </table:table-cell>
          <table:table-cell table:style-name="ce6" office:value-type="string" calcext:value-type="string">
            <text:p>Encircled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Qua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oper doubl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number-columns-repeated="1009"/>
        </table:table-row>
        <table:table-row table:style-name="ro2">
          <table:table-cell table:style-name="ce3" office:value-type="string" calcext:value-type="string">
            <text:p>2-lane A</text:p>
          </table:table-cell>
          <table:table-cell table:style-name="ce6" office:value-type="string" calcext:value-type="string">
            <text:p>Pasta MKI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asta MKII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mill MK2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Multi-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Inscribed squar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hirlpoo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asta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opell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ndmil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Buffered compact attemp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2x high-perf-3-way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pinabout v3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pin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huriken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ushed Celtic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Celtic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uper compact Celtic kno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de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Wide B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leasing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ushed Wide 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00"/>
        </table:table-row>
        <table:table-row table:style-name="ro2">
          <table:table-cell table:style-name="ce3"/>
          <table:table-cell table:style-name="ce6" office:value-type="string" calcext:value-type="string">
            <text:p>2x 3-way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Knot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R-twist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MK2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spiral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hunk-aligned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ompact attempt </text:p>
          </table:table-cell>
          <table:table-cell office:value-type="string" calcext:value-type="string">
            <text:p>No slowdown</text:p>
          </table:table-cell>
          <table:table-cell office:value-type="string" calcext:value-type="string">
            <text:p>maurojunior2011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ompact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diamon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irect cros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undabout safe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B</text:p>
          </table:table-cell>
          <table:table-cell table:style-name="ce6" office:value-type="string" calcext:value-type="string">
            <text:p>Braid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Spiral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Wide crossover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tary </text:p>
          </table:table-cell>
          <table:table-cell office:value-type="string" calcext:value-type="string">
            <text:p>No slowdown</text:p>
          </table:table-cell>
          <table:table-cell office:value-type="string" calcext:value-type="string">
            <text:p>aaargha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Buffered roundabout </text:p>
          </table:table-cell>
          <table:table-cell table:number-columns-repeated="3"/>
          <table:table-cell table:style-name="ce12"/>
          <table:table-cell table:number-columns-repeated="1005"/>
        </table:table-row>
        <table:table-row table:style-name="ro2">
          <table:table-cell table:style-name="ce3"/>
          <table:table-cell table:style-name="ce6" office:value-type="string" calcext:value-type="string">
            <text:p>Minimal 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Curly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C</text:p>
          </table:table-cell>
          <table:table-cell table:style-name="ce6" office:value-type="string" calcext:value-type="string">
            <text:p>Square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D</text:p>
          </table:table-cell>
          <table:table-cell table:style-name="ce6" office:value-type="string" calcext:value-type="string">
            <text:p>Cloverleaf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Improved-er reverse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Encircled compac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o Gods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Crossabout/Inscribed Roundabout</text:p>
          </table:table-cell>
          <table:table-cell office:value-type="string" calcext:value-type="string">
            <text:p>No slowdown</text:p>
          </table:table-cell>
          <table:table-cell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HD</text:p>
          </table:table-cell>
          <table:table-cell table:number-columns-repeated="999"/>
        </table:table-row>
        <table:table-row table:style-name="ro2">
          <table:table-cell table:style-name="ce3"/>
          <table:table-cell table:style-name="ce6" office:value-type="string" calcext:value-type="string">
            <text:p>Reversed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Roundabout 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2-lane F</text:p>
          </table:table-cell>
          <table:table-cell table:style-name="ce6" office:value-type="string" calcext:value-type="string">
            <text:p>Magic-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Priority roundabou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No left 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Double wide bubble cross </text:p>
          </table:table-cell>
          <table:table-cell table:number-columns-repeated="1009"/>
        </table:table-row>
        <table:table-row table:style-name="ro2" table:number-rows-repeated="3">
          <table:table-cell table:number-columns-repeated="1011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AsymetricCompac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1.2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D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33"/>
        </table:table-row>
        <table:table-row table:style-name="ro2">
          <table:table-cell/>
          <table:table-cell office:value-type="string" calcext:value-type="string">
            <text:p>AsymetricCompac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45"/>
        </table:table-row>
        <table:table-row table:style-name="ro2">
          <table:table-cell/>
          <table:table-cell office:value-type="string" calcext:value-type="string">
            <text:p>4lane SuperCompact</text:p>
          </table:table-cell>
          <table:table-cell office:value-type="string" calcext:value-type="string">
            <text:p>Slight loss on LHD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52"/>
          <table:table-cell table:style-name="Default"/>
          <table:table-cell table:number-columns-repeated="946"/>
        </table:table-row>
        <table:table-row table:style-name="ro2">
          <table:table-cell/>
          <table:table-cell table:style-name="Default" office:value-type="string" calcext:value-type="string">
            <text:p>2Lane SuperCompac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BufferedDiamondCore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1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AsymetricCorrected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Naive Roundabout</text:p>
          </table:table-cell>
          <table:table-cell office:value-type="string" calcext:value-type="string">
            <text:p>No slowdown</text:p>
          </table:table-cell>
          <table:table-cell/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Weird Intersection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1.3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4lane PluginUpgradeRoundabou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2Lane PluginUpgradeRounabout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2" office:value-type="string" calcext:value-type="string">
            <text:p>3.3.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 1.0</text:p>
          </table:table-cell>
          <table:table-cell table:number-columns-repeated="999"/>
        </table:table-row>
        <table:table-row table:style-name="ro2" table:number-rows-repeated="1048473">
          <table:table-cell table:number-columns-repeated="1011"/>
        </table:table-row>
        <table:table-row table:style-name="ro2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00.00.0000</text:date>, <text:time style:data-style-name="N2" text:time-value="19:42:17.8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19:30.106000000</meta:creation-date>
    <dc:date>2020-04-04T02:35:48.173000000</dc:date>
    <meta:editing-duration>PT4H26M34S</meta:editing-duration>
    <meta:editing-cycles>16</meta:editing-cycles>
    <meta:generator>LibreOffice/5.0.6.3$Windows_X86_64 LibreOffice_project/490fc03b25318460cfc54456516ea2519c11d1aa</meta:generator>
    <meta:document-statistic meta:table-count="1" meta:cell-count="508" meta:object-count="0"/>
  </office:meta>
</office:document-meta>
</file>